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ducerComponentEndpointFilter.evaluate( ServiceEndpoint endpoint , Message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ducerComponentEndpointFilter.ProducerComponentEndpointFilter( 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